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style:font-name="Arial Bold" fo:language="en" fo:country="US" fo:font-weight="normal" style:font-name-asian="ヒラギノ角ゴ Pro W3" style:font-weight-asian="normal"/>
    </style:style>
    <style:style style:name="P2" style:family="paragraph" style:parent-style-name="Heading_20_2">
      <style:paragraph-properties fo:margin-left="0.706cm" fo:margin-right="0cm" fo:text-indent="-0.706cm" style:auto-text-indent="false"/>
      <style:text-properties style:font-name="Arial Bold" fo:language="en" fo:country="US" fo:font-weight="normal" style:font-name-asian="ヒラギノ角ゴ Pro W3" style:font-weight-asian="normal"/>
    </style:style>
    <style:style style:name="P3" style:family="paragraph" style:parent-style-name="Heading_20_2">
      <style:paragraph-properties fo:margin-left="0.459cm" fo:margin-right="0cm" fo:text-indent="-0.459cm" style:auto-text-indent="false"/>
      <style:text-properties style:font-name="Arial Bold" fo:language="en" fo:country="US" fo:font-weight="normal" style:font-name-asian="ヒラギノ角ゴ Pro W3" style:font-weight-asian="normal"/>
    </style:style>
    <style:style style:name="P4"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style style:name="P5" style:family="paragraph" style:parent-style-name="Freie_20_Form">
      <style:text-properties fo:color="#000000" style:font-name="Arial" fo:language="en" fo:country="US" style:font-name-asian="ヒラギノ角ゴ Pro W3"/>
    </style:style>
    <style:style style:name="P6" style:family="paragraph" style:parent-style-name="Freie_20_Form" style:list-style-name="WW8Num1">
      <style:paragraph-properties fo:margin-left="0.318cm" fo:margin-right="0cm" fo:text-indent="-0.318cm" style:auto-text-indent="false"/>
    </style:style>
    <style:style style:name="P7" style:family="paragraph" style:parent-style-name="Freie_20_Form" style:list-style-name="WW8Num1" style:master-page-name="Standard">
      <style:paragraph-properties fo:margin-left="0.318cm" fo:margin-right="0cm" fo:text-indent="-0.318cm" style:auto-text-indent="false" style:page-number="auto"/>
    </style:style>
    <style:style style:name="P8" style:family="paragraph" style:parent-style-name="Text">
      <style:text-properties fo:font-size="16pt" fo:font-weight="bold" style:font-size-asian="16pt" style:font-weight-asian="bold" style:font-size-complex="16pt" style:font-weight-complex="bold"/>
    </style:style>
    <style:style style:name="P9" style:family="paragraph" style:parent-style-name="Text">
      <style:text-properties fo:font-size="12pt" fo:font-weight="normal" style:font-size-asian="12pt" style:font-weight-asian="normal" style:font-size-complex="12pt" style:font-weight-complex="normal"/>
    </style:style>
    <style:style style:name="P10" style:family="paragraph" style:parent-style-name="Text">
      <style:paragraph-properties fo:margin-top="0cm" fo:margin-bottom="0.353cm"/>
      <style:text-properties fo:font-size="12pt" fo:font-weight="normal" style:font-size-asian="12pt" style:font-weight-asian="normal" style:font-size-complex="12pt" style:font-weight-complex="normal"/>
    </style:style>
    <style:style style:name="P11" style:family="paragraph" style:parent-style-name="Title">
      <style:text-properties style:font-name="Arial Bold" fo:language="en" fo:country="US" fo:font-weight="normal" style:font-name-asian="ヒラギノ角ゴ Pro W3" style:font-weight-asian="normal"/>
    </style:style>
    <style:style style:name="T1" style:family="text">
      <style:text-properties style:font-name="Arial Bold" style:font-name-asian="ヒラギノ角ゴ Pro W3"/>
    </style:style>
    <style:style style:name="T2" style:family="text">
      <style:text-properties style:font-name="Arial Italic" style:font-name-asian="ヒラギノ角ゴ Pro W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6850015" text:style-name="WW8Num1">
        <text:list-item>
          <text:p text:style-name="P7">guideline to the project</text:p>
        </text:list-item>
        <text:list-item>
          <text:p text:style-name="P6">historic and management information</text:p>
        </text:list-item>
        <text:list-item>
          <text:p text:style-name="P6">lots of documentation</text:p>
        </text:list-item>
        <text:list-item>
          <text:p text:style-name="P6">documented design decisions (dynamic documentation)</text:p>
        </text:list-item>
        <text:list-item>
          <text:p text:style-name="P6">guide through the repository</text:p>
        </text:list-item>
        <text:list-item>
          <text:p text:style-name="P6">explain, who did what</text:p>
        </text:list-item>
        <text:list-item>
          <text:p text:style-name="P6">how did communication work</text:p>
        </text:list-item>
        <text:list-item>
          <text:p text:style-name="P6">how were problems solved</text:p>
        </text:list-item>
        <text:list-item>
          <text:p text:style-name="P6">it is evident how the objects-first method shaped our project</text:p>
        </text:list-item>
      </text:list>
      <text:p text:style-name="Freie_20_Form"/>
      <text:p text:style-name="Text">-------</text:p>
      <text:p text:style-name="P5"/>
      <text:p text:style-name="P11">Mancala</text:p>
      <text:h text:style-name="Heading_20_1" text:outline-level="1">Aim</text:h>
      <text:p text:style-name="Text">The aim of our project <text:span text:style-name="T1">Mancala</text:span> is to apply and practice the system modeling skills acquired during the correspondent lecture, which we wanted to consequently implement.</text:p>
      <text:p text:style-name="Text">Our interest was to employ these techniques to create a simple yet powerful <text:span text:style-name="T1">Mancala</text:span> application that would be fun to play. We are confident we reached this goal.</text:p>
      <text:h text:style-name="Heading_20_1" text:outline-level="1">Team</text:h>
      <text:p text:style-name="Text">Our team consists of Samet Erap, Gert Palok, Irma Sauga, and Dominik Schöler. We met each week on Thursday at 18pm. In order to let us work effectively in these meetings, we decided about what would be next to do and then prepared at home.</text:p>
      <text:h text:style-name="Heading_20_1" text:outline-level="1">Tools</text:h>
      <text:p text:style-name="Text">The main tool we used for developing <text:span text:style-name="T1">Mancala</text:span> is <text:span text:style-name="T2">Fujaba</text:span>. Additionally, <text:span text:style-name="T2">Dia</text:span> supported us in drawing diagrams and <text:span text:style-name="T2">IntelliJ</text:span> would let us create the graphical user interface. To keep us synchronized, we used a <text:span text:style-name="T2">Skype</text:span> group chat and to keep the data consistent we relied on <text:span text:style-name="T2">git.</text:span></text:p>
      <text:h text:style-name="Heading_20_1" text:outline-level="1">Procedure</text:h>
      <text:p text:style-name="Text">For the development of <text:span text:style-name="T1">Mancala</text:span> we followed the given guidelines. That way, we started creating scenarios with user stories, which we put into object diagrams. Building these, our class diagram already emerged because it made drawing object diagrams in Fujaba much easier.</text:p>
      <text:p text:style-name="Text">We the created use cases to </text:p>
      <text:p text:style-name="Text">While in this process, new ideas for user stories arose and were added.</text:p>
      <text:p text:style-name="Text">use object game or note-pad test to define methods, implement methods. Iterate, refactor, use/apply design patterns, refine documents form the previous steps. Timeline</text:p>
      <text:p text:style-name="Text"/>
      <text:h text:style-name="P1" text:outline-level="2"><text:soft-page-break/>14. Oct</text:h>
      <text:p text:style-name="Text">Initial meeting. Decide what has to be done, when it should be done and who would care for it.</text:p>
      <text:h text:style-name="P2" text:outline-level="2">Oct</text:h>
      <text:p text:style-name="Text">plan more detailed</text:p>
      <text:h text:style-name="P2" text:outline-level="2">Oct</text:h>
      <text:p text:style-name="Text">user interface draft</text:p>
      <text:h text:style-name="P3" text:outline-level="2">Nov</text:h>
      <text:p text:style-name="Text">design and implement reseeding algorithm (not finished)</text:p>
      <text:h text:style-name="P2" text:outline-level="2">Nov</text:h>
      <text:p text:style-name="Text">Dealing with state machine. Lots of trouble with ArgoUML</text:p>
      <text:h text:style-name="P2" text:outline-level="2">Nov</text:h>
      <text:p text:style-name="Text">Deadline for state machine. This week, we had no time to work on the course project.</text:p>
      <text:h text:style-name="P1" text:outline-level="2">25. Nov</text:h>
      <text:h text:style-name="P1" text:outline-level="2"/>
      <text:h text:style-name="P1" text:outline-level="2">30. Nov</text:h>
      <text:p text:style-name="Text">Deadline. Delivery of <text:span text:style-name="T1">Mancala</text:span>, all work is done.</text:p>
      <text:p text:style-name="Text"/>
      <text:p text:style-name="P8">Guideline to the Project</text:p>
      <text:p text:style-name="P9">1. The main class diagram is under the project.ctr – Diagrams – Class Diagrams – Main.</text:p>
      <text:p text:style-name="P9">2. The object diagrams are under the <text:s/>project.ctr – Diagrams – Activity Diagrams – You will see the user stories and the object diagrams which are connected to user stories.</text:p>
      <text:p text:style-name="P9">3. Our object diagrams are the same with story board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Kopf-_20_und_20_Fusszeilen" style:display-name="Kopf- und Fusszeile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de" fo:country="D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reie_20_Form" style:display-name="Freie Form"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ext" style:family="paragraph" style:class="extra">
      <style:paragraph-properties fo:margin-left="0cm" fo:margin-right="0cm" fo:margin-top="0cm" fo:margin-bottom="0.353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itle" style:family="paragraph" style:next-style-name="Text"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de" fo:country="DE" fo:font-style="normal" style:text-underline-style="none" fo:font-weight="bold" style:letter-kerning="true" fo:background-color="transparent" style:font-name-asian="ヒラギノ角ゴ Pro W3" style:font-size-asian="2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next-style-name="Text" style:default-outline-level="1" style:class="text">
      <style:paragraph-properties fo:margin-left="0cm" fo:margin-right="0cm" fo:margin-top="0.706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fo:font-size="18pt" fo:letter-spacing="normal" fo:language="en" fo:country="US" fo:font-style="normal" style:text-underline-style="none" fo:font-weight="normal" style:letter-kerning="true" fo:background-color="transparent" style:font-name-asian="ヒラギノ角ゴ Pro W3" style:font-size-asian="18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Heading_20_2" style:display-name="Heading 2" style:family="paragraph" style:next-style-name="Text"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0% 100%" fo:font-size="12pt" style:font-size-asian="12pt"/>
    </style:style>
    <style:style style:name="WW8Num4z0" style:family="text">
      <style:text-properties style:text-position="0% 100%" fo:font-size="12pt" style:font-size-asian="12pt"/>
    </style:style>
    <style:style style:name="WW8Num5z0" style:family="text">
      <style:text-properties style:text-position="0% 100%" fo:font-size="12pt" style:font-size-asian="12pt"/>
    </style:style>
    <style:style style:name="WW8Num6z0" style:family="text">
      <style:text-properties style:text-position="0% 100%" fo:font-size="12pt" style:font-size-asian="12pt"/>
    </style:style>
    <style:style style:name="Absatz-Standardschriftart" style:family="text"/>
    <style:style style:name="WW-Absatz-Standardschriftart" style:family="text"/>
    <style:style style:name="WW8Num7z0" style:family="text">
      <style:text-properties style:text-position="0% 100%"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1">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2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8">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0.459cm" fo:margin-left="0.459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459cm" fo:text-indent="0.635cm" fo:margin-left="0.459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459cm" fo:text-indent="1.27cm" fo:margin-left="0.459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459cm" fo:text-indent="1.905cm" fo:margin-left="0.459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459cm" fo:text-indent="2.54cm" fo:margin-left="0.459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459cm" fo:text-indent="3.175cm" fo:margin-left="0.459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459cm" fo:text-indent="3.81cm" fo:margin-left="0.45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459cm" fo:text-indent="4.445cm" fo:margin-left="0.459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459cm" fo:text-indent="5.08cm" fo:margin-left="0.4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11">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19">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0.501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574H11M08S</meta:editing-duration>
    <meta:document-statistic meta:table-count="0" meta:image-count="0" meta:object-count="0" meta:page-count="2" meta:paragraph-count="42" meta:word-count="423" meta:character-count="2459"/>
    <meta:generator>OpenOffice.org/3.2$Unix OpenOffice.org_project/320m18$Build-9502</meta:generator>
  </office:meta>
</office:document-meta>
</file>